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85mm"/>
    </style:style>
    <style:style style:name="co2" style:family="table-column">
      <style:table-column-properties fo:break-before="auto" style:column-width="41.15mm"/>
    </style:style>
    <style:style style:name="co3" style:family="table-column">
      <style:table-column-properties fo:break-before="auto" style:column-width="21.08mm"/>
    </style:style>
    <style:style style:name="co4" style:family="table-column">
      <style:table-column-properties fo:break-before="auto" style:column-width="20.04mm"/>
    </style:style>
    <style:style style:name="co5" style:family="table-column">
      <style:table-column-properties fo:break-before="auto" style:column-width="27.71mm"/>
    </style:style>
    <style:style style:name="co6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13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p. Atk</text:p>
          </table:table-cell>
          <table:table-cell office:value-type="string" calcext:value-type="string">
            <text:p>Sp. Def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Legendary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nusaurMega Venusau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Mega Charizard X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rizardMega Charizard Y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159" calcext:value-type="float">
            <text:p>159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stoiseMega Blastois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edrillMega Beedrill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idgeotMega Pidge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idoran (Female)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idoran (Male)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Water</text:p>
          </table:table-cell>
          <table:table-cell/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lakazamMega Alakazam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lowbroMega Slowbr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engarMega Gengar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Ground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angaskhanMega Kangaskhan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insirMega Pinsi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yaradosMega Gyarado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Normal</text:p>
          </table:table-cell>
          <table:table-cell/>
          <table:table-cell table:number-columns-repeated="6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Electric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erodactylMega Aerodacty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1" calcext:value-type="float">
            <text:p>91</text:p>
          </table:table-cell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ewtwoMega Mewtwo X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ighting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ewtwoMega Mewtwo Y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94" calcext:value-type="float">
            <text:p>194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Psychic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ayleef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eganium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yphlosion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roconaw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eraligatr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lectric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lectric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ogetic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Xatu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mpharos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mpharosMega Ampharo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ragon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zumaril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Rock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Jumpluff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Grass</text:p>
          </table:table-cell>
          <table:table-cell/>
          <table:table-cell table:number-columns-repeated="6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unflora</text:p>
          </table:table-cell>
          <table:table-cell office:value-type="string" calcext:value-type="string">
            <text:p>Grass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Psychic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Dark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Ghost</text:p>
          </table:table-cell>
          <table:table-cell/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sychic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Forretres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lying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teelixMega Steelix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ranbull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cizorMega Scizo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ghting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eracrossMega Heracros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ghting</text:p>
          </table:table-cell>
          <table:table-cell office:value-type="float" office:value="80" calcext:value-type="float">
            <text:p>80</text:p>
          </table:table-cell>
          <table:table-cell office:value-type="float" office:value="185" calcext:value-type="float">
            <text:p>18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Ice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Fire</text:p>
          </table:table-cell>
          <table:table-cell/>
          <table:table-cell table:number-columns-repeated="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gcarg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Rock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Octillery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lying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oundoom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re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oundoomMega Houndoom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re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Fighting</text:p>
          </table:table-cell>
          <table:table-cell/>
          <table:table-cell table:number-columns-repeated="6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Raikou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Fire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uicun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ark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yranitarMega Tyranita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ark</text:p>
          </table:table-cell>
          <table:table-cell office:value-type="float" office:value="100" calcext:value-type="float">
            <text:p>100</text:p>
          </table:table-cell>
          <table:table-cell office:value-type="float" office:value="164" calcext:value-type="float">
            <text:p>164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Ho-o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54" calcext:value-type="float">
            <text:p>154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elebi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Grass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rovyl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ceptileMega Sceptil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ragon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ombuske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Blazike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BlazikenMega Blazike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arshtomp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wamper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wampertMega Swamper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Dark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Mightyena</text:p>
          </table:table-cell>
          <table:table-cell office:value-type="string" calcext:value-type="string">
            <text:p>Dark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Bug</text:p>
          </table:table-cell>
          <table:table-cell/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Lomb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Ludicol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Grass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Nuzleaf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hiftry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wel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elipp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Kirlia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ardevoirMega Gardevoir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asquerai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Breloom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Normal</text:p>
          </table:table-cell>
          <table:table-cell/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Vigoroth</text:p>
          </table:table-cell>
          <table:table-cell office:value-type="string" calcext:value-type="string">
            <text:p>Normal</text:p>
          </table:table-cell>
          <table:table-cell/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laking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ound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Ninjask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hedinj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ho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Loudred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xploud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Hariyama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Rock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kitty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elcatty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abley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hos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ableyeMega Sabley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host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iry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MawileMega Mawi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iry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AggronMega Aggron</text:p>
          </table:table-cell>
          <table:table-cell office:value-type="string" calcext:value-type="string">
            <text:p>Stee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30" calcext:value-type="float">
            <text:p>23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sychic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Medicham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MedichamMega Medicham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Electrik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anectricMega Manectric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walot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rvanh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harped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harpedoMega Sharped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round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merup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round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meruptMega Camerup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round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orkoal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rumpig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Normal</text:p>
          </table:table-cell>
          <table:table-cell/>
          <table:table-cell table:number-columns-repeated="6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Vibrav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ragon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Flyg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ragon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cnea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cturn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ltariaMega Altaria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airy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Zangoose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eviper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sychic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sychic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office:value-type="float" office:value="110" calcext:value-type="float">
            <text:p>110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rawdaun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63" calcext:value-type="float">
            <text:p>63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laydo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Lileep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radily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Anorith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Bug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Armald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Bug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Feebas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Milotic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stform</text:p>
          </table:table-cell>
          <table:table-cell office:value-type="string" calcext:value-type="string">
            <text:p>Normal</text:p>
          </table:table-cell>
          <table:table-cell/>
          <table:table-cell table:number-columns-repeated="6"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Kecleon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huppet</text:p>
          </table:table-cell>
          <table:table-cell office:value-type="string" calcext:value-type="string">
            <text:p>Ghost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Banette</text:p>
          </table:table-cell>
          <table:table-cell office:value-type="string" calcext:value-type="string">
            <text:p>Ghost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BanetteMega Banette</text:p>
          </table:table-cell>
          <table:table-cell office:value-type="string" calcext:value-type="string">
            <text:p>Ghost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Ghos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hos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ropiu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Dark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bsolMega Absol</text:p>
          </table:table-cell>
          <table:table-cell office:value-type="string" calcext:value-type="string">
            <text:p>Dark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Wynaut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Ice</text:p>
          </table:table-cell>
          <table:table-cell/>
          <table:table-cell table:number-columns-repeated="6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lalie</text:p>
          </table:table-cell>
          <table:table-cell office:value-type="string" calcext:value-type="string">
            <text:p>Ice</text:p>
          </table:table-cell>
          <table:table-cell/>
          <table:table-cell table:number-columns-repeated="6"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lalieMega Glalie</text:p>
          </table:table-cell>
          <table:table-cell office:value-type="string" calcext:value-type="string">
            <text:p>Ic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eale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Walrein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Huntail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Gorebyss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SalamenceMega Salamenc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Metagros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MetagrossMega Metagros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Regirock</text:p>
          </table:table-cell>
          <table:table-cell office:value-type="string" calcext:value-type="string">
            <text:p>Rock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Regice</text:p>
          </table:table-cell>
          <table:table-cell office:value-type="string" calcext:value-type="string">
            <text:p>Ic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Registeel</text:p>
          </table:table-cell>
          <table:table-cell office:value-type="string" calcext:value-type="string">
            <text:p>Steel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sychic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LatiasMega Latia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sychic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sychic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LatiosMega Latio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sychic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Wate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KyogrePrimal Kyogr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roudonPrimal Groud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ire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RayquazaMega Rayquaza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eoxysNormal Form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eoxysAttack Form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eoxysDefense Form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eoxysSpeed Form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urtwig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rotl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orterra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round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himchar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Monfern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Infernap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Piplup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Prinplup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Empole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teel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taravi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tarapto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Bibare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Kricketot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Kricketune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udew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Roserad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ranidos</text:p>
          </table:table-cell>
          <table:table-cell office:value-type="string" calcext:value-type="string">
            <text:p>Rock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ampardos</text:p>
          </table:table-cell>
          <table:table-cell office:value-type="string" calcext:value-type="string">
            <text:p>Rock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hield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18" calcext:value-type="float">
            <text:p>118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Bastiod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168" calcext:value-type="float">
            <text:p>168</text:p>
          </table:table-cell>
          <table:table-cell office:value-type="float" office:value="47" calcext:value-type="float">
            <text:p>47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Burmy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WormadamPlant Cloak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WormadamSandy Cloak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ound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WormadamTrash Cloak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Mothim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ombe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Vespique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achirisu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uizel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Floatzel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herrim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Shellos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Gastrod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Ambipom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Drifloo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lying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Drifblim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lying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Buneary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opunny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opunnyMega Lopunn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ghting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Mismagius</text:p>
          </table:table-cell>
          <table:table-cell office:value-type="string" calcext:value-type="string">
            <text:p>Ghost</text:p>
          </table:table-cell>
          <table:table-cell/>
          <table:table-cell table:number-columns-repeated="3" office:value-type="float" office:value="60" calcext:value-type="float">
            <text:p>60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Honchkrow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Glameow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urugly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hingling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Stunky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kuntank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 office:value-type="float" office:value="103" calcext:value-type="float">
            <text:p>103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Bronzor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Bronzong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116" calcext:value-type="float">
            <text:p>11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Bonsly</text:p>
          </table:table-cell>
          <table:table-cell office:value-type="string" calcext:value-type="string">
            <text:p>Rock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ime Jr.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piritomb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Dark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Gibl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Gabit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Garchomp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GarchompMega Garchomp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108" calcext:value-type="float">
            <text:p>108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Lucari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eel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LucarioMega Lucari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Steel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88" calcext:value-type="float">
            <text:p>88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Hippopotas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Hippowdon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Skorupi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Bug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Drapion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ark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roagunk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ighting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oxicroak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ighting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Finneon</text:p>
          </table:table-cell>
          <table:table-cell office:value-type="string" calcext:value-type="string">
            <text:p>Water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Lumineon</text:p>
          </table:table-cell>
          <table:table-cell office:value-type="string" calcext:value-type="string">
            <text:p>Water</text:p>
          </table:table-cell>
          <table:table-cell/>
          <table:table-cell table:number-columns-repeated="2"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Mantyk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nove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Ice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Abomasnow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AbomasnowMega Abomasnow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Ice</text:p>
          </table:table-cell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Weavil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Ice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Grass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Togekiss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Ic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Gliscor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lying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Mamoswin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Porygon-Z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Gallad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ighting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GalladeMega Gallad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ighting</text:p>
          </table:table-cell>
          <table:table-cell office:value-type="float" office:value="68" calcext:value-type="float">
            <text:p>68</text:p>
          </table:table-cell>
          <table:table-cell office:value-type="float" office:value="165" calcext:value-type="float">
            <text:p>16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Probopas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45" calcext:value-type="float">
            <text:p>14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usknoir</text:p>
          </table:table-cell>
          <table:table-cell office:value-type="string" calcext:value-type="string">
            <text:p>Ghost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host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oto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hos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otomHeat Roto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ire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otomWash Roto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otomFrost Roto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Ice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otomFan Roto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otomMow Rotom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Grass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Uxie</text:p>
          </table:table-cell>
          <table:table-cell office:value-type="string" calcext:value-type="string">
            <text:p>Psychic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Mesprit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zelf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Dialga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Dragon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Palki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Heatra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teel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106" calcext:value-type="float">
            <text:p>106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Regigigas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GiratinaAltered Form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Dragon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GiratinaOrigin Form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Dragon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resselia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hione</text:p>
          </table:table-cell>
          <table:table-cell office:value-type="string" calcext:value-type="string">
            <text:p>Water</text:p>
          </table:table-cell>
          <table:table-cell/>
          <table:table-cell table:number-columns-repeated="6"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Manaphy</text:p>
          </table:table-cell>
          <table:table-cell office:value-type="string" calcext:value-type="string">
            <text:p>Water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arkrai</text:p>
          </table:table-cell>
          <table:table-cell office:value-type="string" calcext:value-type="string">
            <text:p>Dark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hayminLand Forme</text:p>
          </table:table-cell>
          <table:table-cell office:value-type="string" calcext:value-type="string">
            <text:p>Grass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hayminSky Form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Normal</text:p>
          </table:table-cell>
          <table:table-cell/>
          <table:table-cell table:number-columns-repeated="6"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Victini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ire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Grass</text:p>
          </table:table-cell>
          <table:table-cell/>
          <table:table-cell table:number-columns-repeated="2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Grass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erperior</text:p>
          </table:table-cell>
          <table:table-cell office:value-type="string" calcext:value-type="string">
            <text:p>Grass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epig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Pignit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Oshawott</text:p>
          </table:table-cell>
          <table:table-cell office:value-type="string" calcext:value-type="string">
            <text:p>Water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ewott</text:p>
          </table:table-cell>
          <table:table-cell office:value-type="string" calcext:value-type="string">
            <text:p>Water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atrat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Watchog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Herdier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Dark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Dark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Pansag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Panpour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Tranqu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Unfezan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Roggenrola</text:p>
          </table:table-cell>
          <table:table-cell office:value-type="string" calcext:value-type="string">
            <text:p>Rock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Boldore</text:p>
          </table:table-cell>
          <table:table-cell office:value-type="string" calcext:value-type="string">
            <text:p>Rock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Gigalith</text:p>
          </table:table-cell>
          <table:table-cell office:value-type="string" calcext:value-type="string">
            <text:p>Rock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Woobat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woobat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Drilbur</text:p>
          </table:table-cell>
          <table:table-cell office:value-type="string" calcext:value-type="string">
            <text:p>Groun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Excadril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eel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AudinoMega Audin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Gurdurr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onkeldurr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Tympole</text:p>
          </table:table-cell>
          <table:table-cell office:value-type="string" calcext:value-type="string">
            <text:p>Water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Palpitoa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eismitoa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Throh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awk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ewaddl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Swadlo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Leavanny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Veniped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Whirliped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99" calcext:value-type="float">
            <text:p>99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coliped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ottone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Whimsicot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airy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Petilil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Basculin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andil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ark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ark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Krookodil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ark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Darumaka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armanitanStandard Mode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armanitanZen Mod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sychic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106" calcext:value-type="float">
            <text:p>106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webbl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rustl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ghting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Scrafty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ghting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igilyph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Yamask</text:p>
          </table:table-cell>
          <table:table-cell office:value-type="string" calcext:value-type="string">
            <text:p>Ghost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ofagrigus</text:p>
          </table:table-cell>
          <table:table-cell office:value-type="string" calcext:value-type="string">
            <text:p>Ghost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Tirtoug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rracost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office:value-type="float" office:value="133" calcext:value-type="float">
            <text:p>133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rche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Archeop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Trubbish</text:p>
          </table:table-cell>
          <table:table-cell office:value-type="string" calcext:value-type="string">
            <text:p>Poison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Garbodor</text:p>
          </table:table-cell>
          <table:table-cell office:value-type="string" calcext:value-type="string">
            <text:p>Pois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Dark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Zoroark</text:p>
          </table:table-cell>
          <table:table-cell office:value-type="string" calcext:value-type="string">
            <text:p>Dark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Minccino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inccino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Gothita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Gothorita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Gothitell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Solosis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Duosion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Reuniclus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Swann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Vanillite</text:p>
          </table:table-cell>
          <table:table-cell office:value-type="string" calcext:value-type="string">
            <text:p>Ice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Vanillish</text:p>
          </table:table-cell>
          <table:table-cell office:value-type="string" calcext:value-type="string">
            <text:p>Ice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Vanilluxe</text:p>
          </table:table-cell>
          <table:table-cell office:value-type="string" calcext:value-type="string">
            <text:p>Ice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rass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Sawsbu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rass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Karrablast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Escavalie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Foongu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moongus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114" calcext:value-type="float">
            <text:p>11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Frillis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host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Jellicen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host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lomomola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Electric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Galvantul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Electric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Ferroseed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eel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Ferrothorn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Steel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131" calcext:value-type="float">
            <text:p>131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Klink</text:p>
          </table:table-cell>
          <table:table-cell office:value-type="string" calcext:value-type="string">
            <text:p>Stee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Klang</text:p>
          </table:table-cell>
          <table:table-cell office:value-type="string" calcext:value-type="string">
            <text:p>Stee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Klinklang</text:p>
          </table:table-cell>
          <table:table-cell office:value-type="string" calcext:value-type="string">
            <text:p>Stee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Tynamo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Eelektrik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Eelektross</text:p>
          </table:table-cell>
          <table:table-cell office:value-type="string" calcext:value-type="string">
            <text:p>Electric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Elgyem</text:p>
          </table:table-cell>
          <table:table-cell office:value-type="string" calcext:value-type="string">
            <text:p>Psychic</text:p>
          </table:table-cell>
          <table:table-cell/>
          <table:table-cell table:number-columns-repeated="3"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Beheeyem</text:p>
          </table:table-cell>
          <table:table-cell office:value-type="string" calcext:value-type="string">
            <text:p>Psychic</text:p>
          </table:table-cell>
          <table:table-cell/>
          <table:table-cell table:number-columns-repeated="3"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ire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ir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handelur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ire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Axew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Fraxure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ubchoo</text:p>
          </table:table-cell>
          <table:table-cell office:value-type="string" calcext:value-type="string">
            <text:p>Ic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Beartic</text:p>
          </table:table-cell>
          <table:table-cell office:value-type="string" calcext:value-type="string">
            <text:p>Ice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ryogonal</text:p>
          </table:table-cell>
          <table:table-cell office:value-type="string" calcext:value-type="string">
            <text:p>Ic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helmet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Accelgor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tunfis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lectric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Mienfoo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Mienshao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Golett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Golur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Bouffalant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Ruffl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Bravia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andibuzz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Heatmor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Duran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Deino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ragon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Zweilous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ragon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Hydreigon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ragon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Larvest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re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Volcaron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re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obali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ighting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Terraki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ighting</text:p>
          </table:table-cell>
          <table:table-cell office:value-type="float" office:value="91" calcext:value-type="float">
            <text:p>91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Virizion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ornadusIncarnate Forme</text:p>
          </table:table-cell>
          <table:table-cell office:value-type="string" calcext:value-type="string">
            <text:p>Flying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ornadusTherian Forme</text:p>
          </table:table-cell>
          <table:table-cell office:value-type="string" calcext:value-type="string">
            <text:p>Flying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ThundurusIncarnate Form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ThundurusTherian Form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re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Zekro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lectric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LandorusIncarnate Form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lying</text:p>
          </table:table-cell>
          <table:table-cell office:value-type="float" office:value="89" calcext:value-type="float">
            <text:p>89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LandorusTherian Form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lying</text:p>
          </table:table-cell>
          <table:table-cell office:value-type="float" office:value="89" calcext:value-type="float">
            <text:p>89</text:p>
          </table:table-cell>
          <table:table-cell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Ice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KyuremBlack Kyure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Ice</text:p>
          </table:table-cell>
          <table:table-cell office:value-type="float" office:value="125" calcext:value-type="float">
            <text:p>125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KyuremWhite Kyurem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Ice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KeldeoOrdinary Form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KeldeoResolute Form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MeloettaAria Form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sychic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MeloettaPirouette Form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ghting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Genesec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71" calcext:value-type="float">
            <text:p>71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hespin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Quilladin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hesnaugh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Fennekin</text:p>
          </table:table-cell>
          <table:table-cell office:value-type="string" calcext:value-type="string">
            <text:p>Fir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Braixen</text:p>
          </table:table-cell>
          <table:table-cell office:value-type="string" calcext:value-type="string">
            <text:p>Fire</text:p>
          </table:table-cell>
          <table:table-cell/>
          <table:table-cell table:number-columns-repeated="2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Delphox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Psychic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Froakie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Frogadier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Greninj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Bunnelby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Diggersb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Ground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Fletchl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Fletchinde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Talonflam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catterbug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Spewpa</text:p>
          </table:table-cell>
          <table:table-cell office:value-type="string" calcext:value-type="string">
            <text:p>Bug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Vivill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Litle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ormal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Pyroa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ormal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FlabÃ©bÃ©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lorges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154" calcext:value-type="float">
            <text:p>15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kiddo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Gogoat</text:p>
          </table:table-cell>
          <table:table-cell office:value-type="string" calcext:value-type="string">
            <text:p>Grass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Fighting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Dark</text:p>
          </table:table-cell>
          <table:table-cell office:value-type="float" office:value="95" calcext:value-type="float">
            <text:p>95</text:p>
          </table:table-cell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Furfrou</text:p>
          </table:table-cell>
          <table:table-cell office:value-type="string" calcext:value-type="string">
            <text:p>Norma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Espurr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MeowsticMal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MeowsticFemale</text:p>
          </table:table-cell>
          <table:table-cell office:value-type="string" calcext:value-type="string">
            <text:p>Psychic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Honedg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host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Doublad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host</text:p>
          </table:table-cell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AegislashBlade Form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host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AegislashShield Form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host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pritzee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Aromatisse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Inkay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sychic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Malamar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sychic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Binac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Barbarac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Dragalg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launcher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lawitzer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Normal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Normal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9" calcext:value-type="float">
            <text:p>109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Tyrun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ragon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Tyrantru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ragon</text:p>
          </table:table-cell>
          <table:table-cell office:value-type="float" office:value="82" calcext:value-type="float">
            <text:p>82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Amaur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Ice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Auroru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Ice</text:p>
          </table:table-cell>
          <table:table-cell office:value-type="float" office:value="123" calcext:value-type="float">
            <text:p>123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Hawlucha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airy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rbin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airy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Goomy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Sliggoo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Goodra</text:p>
          </table:table-cell>
          <table:table-cell office:value-type="string" calcext:value-type="string">
            <text:p>Drag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Klefki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iry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Trevenant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PumpkabooAverage Siz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PumpkabooSmall Siz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PumpkabooLarge Siz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PumpkabooSuper Siz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GourgeistAverage Siz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GourgeistSmall Siz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GourgeistLarge Siz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GourgeistSuper Siz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rass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Bergmite</text:p>
          </table:table-cell>
          <table:table-cell office:value-type="string" calcext:value-type="string">
            <text:p>Ic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Avalugg</text:p>
          </table:table-cell>
          <table:table-cell office:value-type="string" calcext:value-type="string">
            <text:p>Ice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184" calcext:value-type="float">
            <text:p>184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Noibat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Dragon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Noiver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Dragon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Xerneas</text:p>
          </table:table-cell>
          <table:table-cell office:value-type="string" calcext:value-type="string">
            <text:p>Fairy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 office:value-type="float" office:value="131" calcext:value-type="float">
            <text:p>13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Zygarde50% Form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airy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DiancieMega Dianci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airy</text:p>
          </table:table-cell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oopaHoopa Confined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Ghost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HoopaHoopa Unbound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Dark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4:17:18.136375060</meta:creation-date>
    <dc:date>2020-02-26T14:17:51.634045696</dc:date>
    <meta:editing-duration>PT33S</meta:editing-duration>
    <meta:editing-cycles>1</meta:editing-cycles>
    <meta:document-statistic meta:table-count="1" meta:cell-count="9226" meta:object-count="0"/>
    <meta:generator>LibreOffice/6.0.7.3$Linux_X86_64 LibreOffice_project/00m0$Build-3</meta:generator>
  </office:meta>
</office:document-meta>
</file>